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Mangal2" svg:font-family="Mangal"/>
    <style:font-face style:name="Symbol" svg:font-family="Symbol"/>
    <style:font-face style:name="arial" svg:font-family="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240db0"/>
    </style:style>
    <style:style style:name="P2" style:family="paragraph" style:parent-style-name="Footer">
      <style:text-properties officeooo:paragraph-rsid="003eab45"/>
    </style:style>
    <style:style style:name="P3" style:family="paragraph" style:parent-style-name="Footer_20_right">
      <style:text-properties officeooo:paragraph-rsid="00240db0"/>
    </style:style>
    <style:style style:name="P4" style:family="paragraph" style:parent-style-name="Standard">
      <style:text-properties officeooo:paragraph-rsid="00240db0"/>
    </style:style>
    <style:style style:name="P5" style:family="paragraph" style:parent-style-name="Index_20_Heading">
      <style:paragraph-properties fo:break-before="page"/>
      <style:text-properties officeooo:rsid="00277fee" officeooo:paragraph-rsid="00277fee"/>
    </style:style>
    <style:style style:name="P6" style:family="paragraph" style:parent-style-name="Standard">
      <style:paragraph-properties fo:margin-top="0.353cm" fo:margin-bottom="0.212cm" loext:contextual-spacing="false" fo:line-height="100%" fo:text-align="start" style:justify-single-word="false"/>
      <style:text-properties fo:font-size="14pt" officeooo:paragraph-rsid="04325a97" style:font-size-asian="14pt" style:font-size-complex="14pt"/>
    </style:style>
    <style:style style:name="P7" style:family="paragraph" style:parent-style-name="Default">
      <style:paragraph-properties fo:margin-top="0.353cm" fo:margin-bottom="0.212cm" loext:contextual-spacing="false" fo:line-height="100%" fo:text-align="start" style:justify-single-word="false"/>
      <style:text-properties officeooo:paragraph-rsid="04325a97"/>
    </style:style>
    <style:style style:name="P8" style:family="paragraph" style:parent-style-name="Default">
      <style:paragraph-properties fo:margin-top="0.353cm" fo:margin-bottom="0.212cm" loext:contextual-spacing="false" fo:line-height="100%" fo:text-align="start" style:justify-single-word="false"/>
      <style:text-properties officeooo:rsid="0010838f" officeooo:paragraph-rsid="04325a97"/>
    </style:style>
    <style:style style:name="P9" style:family="paragraph" style:parent-style-name="Default">
      <style:paragraph-properties fo:margin-top="0.353cm" fo:margin-bottom="0.212cm" loext:contextual-spacing="false" fo:line-height="100%" fo:text-align="start" style:justify-single-word="false"/>
      <style:text-properties style:font-name="Times New Roman1" fo:font-size="14pt" officeooo:paragraph-rsid="04325a97" style:font-size-asian="14pt"/>
    </style:style>
    <style:style style:name="P10" style:family="paragraph" style:parent-style-name="Default">
      <style:paragraph-properties fo:margin-left="0cm" fo:margin-right="0cm" fo:margin-top="0.423cm" fo:margin-bottom="0.212cm" loext:contextual-spacing="false" style:line-height-at-least="0.353cm" fo:text-align="start" style:justify-single-word="false" fo:text-indent="0cm" style:auto-text-indent="false"/>
      <style:text-properties style:use-window-font-color="true" style:font-name="Times New Roman" fo:font-size="20pt" fo:font-style="italic" fo:font-weight="bold" officeooo:rsid="0011e49d" officeooo:paragraph-rsid="04325a97" fo:background-color="transparent" style:font-name-asian="Arial3" style:font-size-asian="20pt" style:font-style-asian="italic" style:font-name-complex="Arial3" style:font-size-complex="20pt" style:font-style-complex="italic"/>
    </style:style>
    <style:style style:name="P11" style:family="paragraph" style:parent-style-name="Default">
      <style:paragraph-properties fo:margin-left="0cm" fo:margin-right="0cm" fo:margin-top="0.423cm" fo:margin-bottom="0.212cm" loext:contextual-spacing="false" style:line-height-at-least="0.353cm" fo:text-align="start" style:justify-single-word="false" fo:text-indent="0cm" style:auto-text-indent="false"/>
      <style:text-properties style:use-window-font-color="true" style:font-name="Times New Roman" fo:font-size="14pt" fo:font-weight="normal" officeooo:rsid="043a108f" officeooo:paragraph-rsid="043a108f" fo:background-color="transparent" style:font-name-asian="Arial3" style:font-size-asian="14pt" style:font-weight-asian="normal" style:font-name-complex="Arial3" style:font-size-complex="14pt" style:font-weight-complex="normal"/>
    </style:style>
    <style:style style:name="P12" style:family="paragraph" style:parent-style-name="Default">
      <style:paragraph-properties fo:margin-left="0cm" fo:margin-right="0cm" style:line-height-at-least="0.353cm" fo:text-indent="0cm" style:auto-text-indent="false"/>
      <style:text-properties style:use-window-font-color="true" style:font-name="Arial3" fo:font-size="18pt" fo:font-weight="bold" officeooo:paragraph-rsid="04325a97" fo:background-color="transparent" style:font-name-asian="Arial3" style:font-name-complex="Arial3"/>
    </style:style>
    <style:style style:name="P13" style:family="paragraph" style:parent-style-name="Default">
      <style:paragraph-properties fo:margin-left="0cm" fo:margin-right="0cm" style:line-height-at-least="0.353cm" fo:text-indent="0cm" style:auto-text-indent="false"/>
      <style:text-properties officeooo:paragraph-rsid="04325a97"/>
    </style:style>
    <style:style style:name="P14" style:family="paragraph" style:parent-style-name="Default">
      <style:paragraph-properties fo:margin-left="0cm" fo:margin-right="0cm" style:line-height-at-least="0.353cm" fo:text-indent="0cm" style:auto-text-indent="false"/>
      <style:text-properties style:font-name="Times New Roman" fo:font-size="14pt" officeooo:paragraph-rsid="04325a97" style:font-size-asian="14pt" style:font-size-complex="14pt"/>
    </style:style>
    <style:style style:name="P15" style:family="paragraph" style:parent-style-name="Default">
      <style:paragraph-properties fo:margin-left="0cm" fo:margin-right="0cm" style:line-height-at-least="0.353cm" fo:text-indent="0cm" style:auto-text-indent="false"/>
      <style:text-properties style:font-name="Times New Roman" fo:font-size="14pt" officeooo:rsid="00115314" officeooo:paragraph-rsid="04325a97" style:font-size-asian="14pt" style:font-size-complex="14pt"/>
    </style:style>
    <style:style style:name="P16" style:family="paragraph" style:parent-style-name="Default">
      <style:paragraph-properties fo:margin-left="0cm" fo:margin-right="0cm" style:line-height-at-least="0.353cm" fo:text-indent="0cm" style:auto-text-indent="false"/>
      <style:text-properties style:font-name="Times New Roman" fo:font-size="14pt" officeooo:rsid="0011e49d" officeooo:paragraph-rsid="04325a97" style:font-size-asian="14pt" style:font-size-complex="14pt"/>
    </style:style>
    <style:style style:name="P17" style:family="paragraph" style:parent-style-name="Default_7e_LT_7e_Gliederung_20_1">
      <style:paragraph-properties fo:margin-left="0cm" fo:margin-right="0cm" fo:text-indent="0cm" style:auto-text-indent="false"/>
      <style:text-properties style:font-name="Times New Roman1" fo:font-size="14pt" officeooo:paragraph-rsid="04325a97" style:font-size-asian="14pt"/>
    </style:style>
    <style:style style:name="P18" style:family="paragraph" style:parent-style-name="Default_7e_LT_7e_Gliederung_20_1">
      <style:paragraph-properties fo:margin-top="0cm" fo:margin-bottom="0.247cm" loext:contextual-spacing="false" fo:line-height="115%" fo:text-align="justify" style:justify-single-word="false"/>
      <style:text-properties officeooo:paragraph-rsid="04325a97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itle">
      <style:paragraph-properties fo:text-align="center" style:justify-single-word="false"/>
    </style:style>
    <style:style style:name="P22" style:family="paragraph" style:parent-style-name="Standard" style:list-style-name="L1">
      <style:paragraph-properties fo:margin-left="-0.635cm" fo:margin-right="0cm" fo:margin-top="0cm" fo:margin-bottom="0.247cm" loext:contextual-spacing="false" fo:line-height="115%" fo:text-align="justify" style:justify-single-word="false" fo:text-indent="0.635cm" style:auto-text-indent="false"/>
      <style:text-properties fo:color="#000000" style:font-name="Times New Roman" fo:font-size="14pt" fo:font-weight="normal" officeooo:rsid="00115314" officeooo:paragraph-rsid="04325a97" fo:background-color="transparent" style:font-name-asian="Arial3" style:font-size-asian="14pt" style:font-name-complex="Arial3" style:font-size-complex="14pt"/>
    </style:style>
    <style:style style:name="P23" style:family="paragraph" style:parent-style-name="Heading_20_1">
      <style:paragraph-properties fo:break-before="page"/>
      <style:text-properties officeooo:paragraph-rsid="04325a97"/>
    </style:style>
    <style:style style:name="P24" style:family="paragraph" style:parent-style-name="Default">
      <style:paragraph-properties fo:margin-top="0cm" fo:margin-bottom="0.247cm" loext:contextual-spacing="false" fo:line-height="115%" fo:text-align="start" style:justify-single-word="false"/>
      <style:text-properties officeooo:paragraph-rsid="043a849f"/>
    </style:style>
    <style:style style:name="P25" style:family="paragraph" style:parent-style-name="Default">
      <style:paragraph-properties fo:margin-left="0cm" fo:margin-right="0cm" style:line-height-at-least="0.353cm" fo:text-indent="0cm" style:auto-text-indent="false"/>
      <style:text-properties style:font-name="Times New Roman1" fo:font-size="14pt" officeooo:paragraph-rsid="04325a97" style:font-size-asian="14pt"/>
    </style:style>
    <style:style style:name="T1" style:family="text">
      <style:text-properties officeooo:rsid="00407590"/>
    </style:style>
    <style:style style:name="T2" style:family="text">
      <style:text-properties officeooo:rsid="0138f82c"/>
    </style:style>
    <style:style style:name="T3" style:family="text">
      <style:text-properties officeooo:rsid="003e5047"/>
    </style:style>
    <style:style style:name="T4" style:family="text">
      <style:text-properties officeooo:rsid="00226528"/>
    </style:style>
    <style:style style:name="T5" style:family="text">
      <style:text-properties fo:font-variant="normal" fo:text-transform="none" fo:color="#222222" style:font-name="Times New Roman1" fo:font-size="14pt" fo:letter-spacing="normal" fo:font-weight="normal" fo:background-color="transparent" loext:char-shading-value="0" style:font-name-asian="Arial3" style:font-size-asian="14pt" style:font-weight-asian="normal" style:font-name-complex="Arial3" style:font-weight-complex="normal"/>
    </style:style>
    <style:style style:name="T6" style:family="text">
      <style:text-properties fo:font-variant="normal" fo:text-transform="none" fo:color="#222222" style:font-name="Times New Roman" fo:font-size="14pt" fo:letter-spacing="normal" fo:font-style="normal" fo:font-weight="normal" officeooo:rsid="00143ace" fo:background-color="transparent" loext:char-shading-value="0" style:font-name-asian="Arial3" style:font-size-asian="14pt" style:font-weight-asian="normal" style:font-name-complex="Arial3" style:font-size-complex="14pt" style:font-weight-complex="normal"/>
    </style:style>
    <style:style style:name="T7" style:family="text">
      <style:text-properties style:use-window-font-color="true" style:font-name="Times New Roman1" fo:font-size="14pt" fo:font-weight="normal" fo:background-color="transparent" loext:char-shading-value="0" style:font-name-asian="Arial3" style:font-size-asian="14pt" style:font-weight-asian="normal" style:font-name-complex="Arial3" style:font-weight-complex="normal"/>
    </style:style>
    <style:style style:name="T8" style:family="text">
      <style:text-properties style:use-window-font-color="true" style:font-name="Times New Roman1" fo:font-size="14pt" fo:font-weight="normal" officeooo:rsid="00143ace" fo:background-color="transparent" loext:char-shading-value="0" style:font-name-asian="Arial3" style:font-size-asian="14pt" style:font-weight-asian="normal" style:font-name-complex="Arial3" style:font-weight-complex="normal"/>
    </style:style>
    <style:style style:name="T9" style:family="text">
      <style:text-properties style:use-window-font-color="true" style:font-name="Times New Roman1" fo:font-size="14pt" fo:font-weight="normal" officeooo:rsid="00115314" fo:background-color="transparent" loext:char-shading-value="0" style:font-name-asian="Arial3" style:font-size-asian="14pt" style:font-weight-asian="normal" style:font-name-complex="Arial3" style:font-weight-complex="normal"/>
    </style:style>
    <style:style style:name="T10" style:family="text">
      <style:text-properties style:use-window-font-color="true" style:font-name="Times New Roman1" fo:font-size="14pt" fo:font-weight="normal" fo:background-color="transparent" loext:char-shading-value="0" style:font-name-asian="Arial3" style:font-size-asian="14pt" style:font-name-complex="Arial3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4pt" style:font-size-asian="14pt"/>
    </style:style>
    <style:style style:name="T13" style:family="text">
      <style:text-properties style:font-name="Times New Roman1" fo:font-size="14pt" officeooo:rsid="00115314" style:font-size-asian="14pt"/>
    </style:style>
    <style:style style:name="T14" style:family="text">
      <style:text-properties style:font-name="Times New Roman1" fo:font-size="14pt" officeooo:rsid="0010838f" style:font-size-asian="14pt"/>
    </style:style>
    <style:style style:name="T15" style:family="text">
      <style:text-properties style:font-name="Times New Roman1" officeooo:rsid="0010838f"/>
    </style:style>
    <style:style style:name="T16" style:family="text">
      <style:text-properties officeooo:rsid="0011e49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Title"><text:tab/><text:tab/><text:tab/><text:tab/><text:tab/>e-MASS</text:p>
      <text:p text:style-name="Subtitle"><text:tab/><text:tab/><text:tab/><text:tab/>Project Case Study</text:p>
      <text:p text:style-name="P21"/>
      <text:p text:style-name="P20"/>
      <text:p text:style-name="P20"/>
      <text:p text:style-name="P5">Table of Contents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5030_3937281459" text:style-name="Index_20_Link" text:visited-style-name="Index_20_Link">1 Project case study<text:tab/>3</text:a></text:p>
          <text:p text:style-name="P19"><text:a xlink:type="simple" xlink:href="#__RefHeading___Toc5032_3937281459" text:style-name="Index_20_Link" text:visited-style-name="Index_20_Link">2 Task study<text:tab/>3</text:a></text:p>
          <text:p text:style-name="P19"><text:a xlink:type="simple" xlink:href="#__RefHeading___Toc5034_3937281459" text:style-name="Index_20_Link" text:visited-style-name="Index_20_Link">3 FFT analysis<text:tab/>4</text:a></text:p>
          <text:p text:style-name="P19"><text:a xlink:type="simple" xlink:href="#__RefHeading___Toc5036_3937281459" text:style-name="Index_20_Link" text:visited-style-name="Index_20_Link">4 Data recording<text:tab/>4</text:a></text:p>
          <text:p text:style-name="P19"><text:a xlink:type="simple" xlink:href="#__RefHeading___Toc5038_3937281459" text:style-name="Index_20_Link" text:visited-style-name="Index_20_Link">5 General improvement and enhancements<text:tab/>4</text:a></text:p>
          <text:p text:style-name="P19"><text:a xlink:type="simple" xlink:href="#__RefHeading___Toc5040_3937281459" text:style-name="Index_20_Link" text:visited-style-name="Index_20_Link">6 Report generation<text:tab/>4</text:a></text:p>
        </text:index-body>
      </text:table-of-content>
      <text:h text:style-name="P23" text:outline-level="1"><text:bookmark-start text:name="__RefHeading___Toc5030_3937281459"/>Project case study<text:bookmark-end text:name="__RefHeading___Toc5030_3937281459"/></text:h>
      <text:p text:style-name="P18"><text:span text:style-name="T7">In the process</text:span><text:span text:style-name="T5"> of applying a protective zinc coating to </text:span><text:span text:style-name="T6">steel</text:span><text:span text:style-name="T7"> inhomogeneous coating is </text:span><text:span text:style-name="T8">applied</text:span><text:span text:style-name="T7"> due to strip vibration. In inhomogeneous coating process hundred Tons of zinc wasted and also quality is reduced. To achieve the better quality </text:span><text:span text:style-name="T8">need to apply </text:span><text:span text:style-name="T7"><text:s/>homogeneous coating of zinc </text:span><text:span text:style-name="T8">to </text:span><text:span text:style-name="T7">steel plate. EMG introduced a system called electromagnetic strip stabilization system (e-MASS).</text:span></text:p>
      <text:p text:style-name="P17">The electromagnetic strip stabilization system (eMASS) manufactured by EMG in Germany is a device for use in controlling the vibrations of steel strip in a non-contact manner through use of electromagnets and is in wide used all over the world.</text:p>
      <text:p text:style-name="P17">It is installable on air knife units used to blow off any zinc attached to a steel strip in a zinc pot. The control device suppresses any vibration of the steel strip via the attraction of electromagnets and thus minimizes any quantity variations in the plated zinc.</text:p>
      <text:h text:style-name="Heading_20_1" text:outline-level="1" text:is-list-header="true"/>
      <text:h text:style-name="Heading_20_1" text:outline-level="1"><text:bookmark-start text:name="__RefHeading___Toc5032_3937281459"/>Task study<text:bookmark-end text:name="__RefHeading___Toc5032_3937281459"/></text:h>
      <text:p text:style-name="P6"><text:span text:style-name="T11">Gone through the USB-6218 data acquisition device from National Instruments understands about USB Multi function I/O Device </text:span><text:span text:style-name="T15">and Hardware NI-9218</text:span><text:span text:style-name="T11">.</text:span></text:p>
      <text:p text:style-name="P9">The NI 9218 is a 2-channel, universal C Series module designed for universal measurements in NI Compact DAQ and Compact RIO systems.</text:p>
      <text:p text:style-name="P9">The NI 9218 is ideal for creating universal test systems for automotive, off-highway, and data-logging systems.</text:p>
      <text:p text:style-name="P8"><text:span text:style-name="T12">USB and Ethernet interface for data feeding </text:span><text:span text:style-name="T13">in</text:span><text:span text:style-name="T12"> to software.</text:span></text:p>
      <text:p text:style-name="P7"><text:span text:style-name="T14">Also gone through </text:span><text:span text:style-name="T12">Transferring the text files to a </text:span><text:span text:style-name="T14">SQL </text:span><text:span text:style-name="T12">database in the background.</text:span></text:p>
      <text:p text:style-name="P12"/>
      <text:h text:style-name="Heading_20_1" text:outline-level="1" text:is-list-header="true"/>
      <text:h text:style-name="Heading_20_1" text:outline-level="1"><text:bookmark-start text:name="__RefHeading___Toc5034_3937281459"/><text:soft-page-break/>FFT analysis<text:bookmark-end text:name="__RefHeading___Toc5034_3937281459"/></text:h>
      <text:list xml:id="list3614070276" text:style-name="L1">
        <text:list-item>
          <text:p text:style-name="P22">Gone through the FFT analysis of analog signal, Sum, differential signals and plotting of the signals.</text:p>
        </text:list-item>
      </text:list>
      <text:h text:style-name="Heading_20_1" text:outline-level="1"><text:bookmark-start text:name="__RefHeading___Toc5036_3937281459"/>Data recording<text:bookmark-end text:name="__RefHeading___Toc5036_3937281459"/></text:h>
      <text:p text:style-name="P24"><text:span text:style-name="T9">Primary concern for the data recording is data measurement and data security, measured data must be lossless and stored in to </text:span><text:span text:style-name="T10">the files.</text:span></text:p>
      <text:p text:style-name="P24"><text:span text:style-name="T13">Gone through da</text:span><text:span text:style-name="T12">ta recording and Zipping operation perform</text:span><text:span text:style-name="T13">ed</text:span><text:span text:style-name="T12"> into the file on every 1 min interval.</text:span></text:p>
      <text:p text:style-name="P13"><text:span text:style-name="T13">D</text:span><text:span text:style-name="T12">ata recording configuration can be set based on file size or time interval.</text:span></text:p>
      <text:p text:style-name="P25">By using the above features can achieve the hard disk capacity of 500GB and can store the data approx. 700 days.</text:p>
      <text:p text:style-name="P14">The recording process can be paused or resumed in a manual or condition-based manner. </text:p>
      <text:h text:style-name="Heading_20_1" text:outline-level="1"><text:bookmark-start text:name="__RefHeading___Toc5038_3937281459"/>General improvement and enhancements<text:bookmark-end text:name="__RefHeading___Toc5038_3937281459"/></text:h>
      <text:p text:style-name="P15">Gone through several windows displayed simultaneously also performed operations related to data stored in configuration files <text:span text:style-name="T16">and default files.</text:span></text:p>
      <text:p text:style-name="P16">Reload configurations from backup files and managed project directory by mapping the drive.</text:p>
      <text:p text:style-name="P16"/>
      <text:h text:style-name="Heading_20_1" text:outline-level="1"><text:bookmark-start text:name="__RefHeading___Toc5040_3937281459"/>Report generation<text:bookmark-end text:name="__RefHeading___Toc5040_3937281459"/></text:h>
      <text:p text:style-name="P11">As per above data recording file is generated we generate pdf analysis report of that fil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Mangal2" svg:font-family="Mangal"/>
    <style:font-face style:name="Symbol" svg:font-family="Symbol"/>
    <style:font-face style:name="arial" svg:font-family="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Regular" style:font-family-generic="swiss" style:font-pitch="variable" fo:font-size="14pt" fo:font-weight="normal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style:font-name="Arial" fo:font-family="Ari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.15cm" fo:margin-bottom="0cm" loext:contextual-spacing="false" fo:text-align="start" style:justify-single-word="false" style:page-number="auto" text:number-lines="false" text:line-number="0"/>
      <style:text-properties fo:font-size="11pt" style:font-size-asian="12pt"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/>
    </style:style>
    <style:style style:name="Title" style:family="paragraph" style:parent-style-name="Heading" style:next-style-name="Subtitle" style:class="chapter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/>
      </style:paragraph-properties>
      <style:text-properties style:font-name="Arial2" fo:font-family="Arial" style:font-style-name="Bold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start" style:justify-single-word="false" style:page-number="auto"/>
      <style:text-properties fo:color="#003366" style:font-name="Arial1" fo:font-family="Arial" style:font-style-name="Regular" style:font-family-generic="swiss" style:font-pitch="variable" fo:font-size="24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alibri" fo:font-family="Calibri" style:font-style-name="Regular" style:font-family-generic="swiss" style:font-pitch="variable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igure" style:family="paragraph" style:parent-style-name="Caption" style:next-style-name="Text_20_body" style:class="extra" style:master-page-name="">
      <loext:graphic-properties draw:fill="none" draw:fill-color="#729fcf"/>
      <style:paragraph-properties fo:margin-top="0.15cm" fo:margin-bottom="0.15cm" loext:contextual-spacing="false" fo:text-align="start" style:justify-single-word="false" style:page-number="auto" fo:background-color="transparent" fo:padding="0.049cm" fo:border-left="none" fo:border-right="none" fo:border-top="0.06pt solid #003366" fo:border-bottom="none"/>
      <style:text-properties fo:color="#003366" fo:font-size="9pt"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cm" fo:margin-bottom="0cm" loext:contextual-spacing="false" style:page-number="auto"/>
      <style:text-properties fo:color="#ffffff" fo:font-size="9pt" fo:font-style="normal" fo:font-weight="bold"/>
    </style:style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keep-with-next="auto" text:number-lines="true" text:line-number="1"/>
      <style:text-properties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11pt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ront_20_Matter" style:display-name="Front Matter" style:family="paragraph" style:parent-style-name="Text_20_body" style:master-page-name="">
      <loext:graphic-properties draw:fill="none" draw:fill-color="#729fcf"/>
      <style:paragraph-properties fo:margin-top="0.42cm" fo:margin-bottom="0cm" loext:contextual-spacing="false" fo:text-align="start" style:justify-single-word="false" style:page-number="auto" fo:background-color="transparent">
        <style:tab-stops/>
      </style:paragraph-properties>
      <style:text-properties fo:color="#808080"/>
    </style:style>
    <style:style style:name="Note" style:family="paragraph" style:parent-style-name="Standard" style:master-page-name="">
      <style:paragraph-properties fo:margin-top="0cm" fo:margin-bottom="0.349cm" loext:contextual-spacing="false" style:page-number="auto" fo:padding="0.049cm" fo:border-left="none" fo:border-right="none" fo:border-top="0.06pt solid #003366" fo:border-bottom="0.06pt solid #003366"/>
      <style:text-properties fo:color="#666666" fo:font-size="11pt" officeooo:rsid="00240db0"/>
    </style:style>
    <style:style style:name="Index_20_Sub_20_Heading_20_" style:display-name="Index Sub Heading " style:family="paragraph" style:parent-style-name="Index_20_Heading" style:master-page-name="">
      <style:paragraph-properties fo:margin-top="0.349cm" fo:margin-bottom="0.25cm" loext:contextual-spacing="false" fo:text-align="start" style:justify-single-word="false" style:page-number="auto"/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Entry" style:display-name="Table Entry" style:family="paragraph" style:parent-style-name="Standard" style:default-outline-level="" style:master-page-name="">
      <style:paragraph-properties fo:margin-top="0cm" fo:margin-bottom="0cm" loext:contextual-spacing="false" fo:line-height="100%" style:page-number="auto" style:shadow="none" style:vertical-align="auto">
        <style:tab-stops/>
      </style:paragraph-properties>
      <style:text-properties fo:font-size="9pt" fo:background-color="transparent" style:font-size-asian="9pt" style:language-asian="en" style:country-asian="AU" style:font-name-complex="Arial4" style:font-family-complex="Arial" style:font-family-generic-complex="system" style:font-pitch-complex="variable" style:font-size-complex="10pt" style:font-weight-complex="bold"/>
    </style:style>
    <style:style style:name="Tex_5c_" style:display-name="Tex\" style:family="paragraph" style:parent-style-name="Standard">
      <style:paragraph-properties fo:line-height="100%"/>
      <style:text-properties style:font-name="Arial" fo:font-family="Arial" style:font-family-generic="swiss" style:font-pitch="variable" fo:font-size="8pt" style:font-size-asian="8pt" style:font-size-complex="8pt"/>
    </style:style>
    <style:style style:name="Index_20_Table" style:display-name="Index Table" style:family="paragraph" style:parent-style-name="Index_20_Heading">
      <style:text-properties officeooo:rsid="00277fe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7ffe"/>
    </style:style>
    <style:style style:name="Table_20_Index" style:display-name="Table Index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12e7111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1" style:display-name="Default~LT~Gliederung 1" style:family="paragraph" style:default-outline-level="">
      <style:paragraph-properties fo:margin-top="0.187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color="#0066ff" style:font-name="Arial1" fo:font-family="Arial" style:font-style-name="Regular" style:font-family-generic="swiss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240db0"/>
    </style:style>
    <style:style style:name="MP2" style:family="paragraph" style:parent-style-name="Footer">
      <style:text-properties officeooo:paragraph-rsid="003eab45"/>
    </style:style>
    <style:style style:name="MP3" style:family="paragraph" style:parent-style-name="Footer_20_right">
      <style:text-properties officeooo:paragraph-rsid="00240db0"/>
    </style:style>
    <style:style style:name="MP4" style:family="paragraph" style:parent-style-name="Standard">
      <style:text-properties officeooo:paragraph-rsid="00240db0"/>
    </style:style>
    <style:style style:name="MT1" style:family="text">
      <style:text-properties officeooo:rsid="00407590"/>
    </style:style>
    <style:style style:name="MT2" style:family="text">
      <style:text-properties officeooo:rsid="0138f82c"/>
    </style:style>
    <style:style style:name="MT3" style:family="text">
      <style:text-properties officeooo:rsid="003e5047"/>
    </style:style>
    <style:style style:name="MT4" style:family="text">
      <style:text-properties officeooo:rsid="002265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Copyright © 201<text:span text:style-name="MT1">9</text:span> System Level Solutions (I) Pvt Ltd.</text:p>
              <text:p text:style-name="MP1">All rights reserved</text:p>
              <text:p text:style-name="MP1">Version: <text:span text:style-name="MT2">0.1</text:span></text:p>
              <text:p text:style-name="MP2"><text:span text:style-name="MT3">Document</text:span> <text:span text:style-name="MT3">Classification: Internal</text:span></text:p>
            </table:table-cell>
            <table:table-cell table:style-name="Table1.A1" office:value-type="string">
              <text:p text:style-name="MP3"><text:span text:style-name="MT4">Page </text:span><text:page-number text:select-page="current">4</text:page-number><text:s/><text:span text:style-name="MT4">of </text:span><text:span text:style-name="MT4"><text:page-count>4</text:page-count></text:span><text:span text:style-name="MT4"><text:s/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27:53.667000000</meta:creation-date>
    <meta:editing-duration>P1DT8H15M12S</meta:editing-duration>
    <meta:editing-cycles>728</meta:editing-cycles>
    <meta:generator>LibreOffice/6.1.6.3$Windows_X86_64 LibreOffice_project/5896ab1714085361c45cf540f76f60673dd96a72</meta:generator>
    <dc:date>2020-01-29T10:10:17.201000000</dc:date>
    <meta:document-statistic meta:table-count="1" meta:image-count="0" meta:object-count="0" meta:page-count="4" meta:paragraph-count="37" meta:word-count="455" meta:character-count="2779" meta:non-whitespace-character-count="2356"/>
  </office:meta>
</office:document-meta>
</file>